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6" style:family="graphic" style:parent-style-name="Switch_20_Label">
      <style:graphic-properties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1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line draw:style-name="gr2" draw:text-style-name="P1" draw:layer="layout" svg:x1="11.811cm" svg:y1="3.172cm" svg:x2="12.316cm" svg:y2="3.172cm">
                <text:p/>
              </draw:line>
              <draw:line draw:style-name="gr2" draw:text-style-name="P1" draw:layer="layout" svg:x1="12.115cm" svg:y1="2.981cm" svg:x2="12.316cm" svg:y2="3.172cm">
                <text:p/>
              </draw:line>
              <draw:line draw:style-name="gr2" draw:text-style-name="P1" draw:layer="layout" svg:x1="12.115cm" svg:y1="3.363cm" svg:x2="12.316cm" svg:y2="3.172cm">
                <text:p/>
              </draw:line>
            </draw:g>
            <draw:g>
              <draw:line draw:style-name="gr2" draw:text-style-name="P1" draw:layer="layout" svg:x1="12.473cm" svg:y1="3.172cm" svg:x2="12.827cm" svg:y2="3.172cm">
                <text:p/>
              </draw:line>
              <draw:line draw:style-name="gr2" draw:text-style-name="P1" draw:layer="layout" svg:x1="12.272cm" svg:y1="2.981cm" svg:x2="12.473cm" svg:y2="3.172cm">
                <text:p/>
              </draw:line>
              <draw:line draw:style-name="gr2" draw:text-style-name="P1" draw:layer="layout" svg:x1="12.272cm" svg:y1="3.363cm" svg:x2="12.473cm" svg:y2="3.172cm">
                <text:p/>
              </draw:line>
            </draw:g>
          </draw:g>
          <draw:g>
            <draw:g>
              <draw:path draw:style-name="gr2" draw:text-style-name="P1" draw:layer="layout" svg:width="0.361cm" svg:height="0.125cm" svg:x="10.94cm" svg:y="3.046cm" svg:viewBox="0 0 362 126" svg:d="M0 126c182-284 362 0 362 0">
                <text:p/>
              </draw:path>
              <draw:path draw:style-name="gr2" draw:text-style-name="P1" draw:layer="layout" svg:width="0.361cm" svg:height="0.125cm" svg:x="11.304cm" svg:y="3.174cm" svg:viewBox="0 0 362 126" svg:d="M0 0c182 284 362 0 362 0">
                <text:p/>
              </draw:path>
            </draw:g>
            <draw:custom-shape draw:style-name="gr3" draw:text-style-name="P1" draw:layer="layout" svg:width="0.144cm" svg:height="0.15cm" svg:x="10.794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144cm" svg:height="0.15cm" svg:x="11.666cm" svg:y="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" draw:text-style-name="P1" draw:layer="layout" svg:x1="13.653cm" svg:y1="3.204cm" svg:x2="18.132cm" svg:y2="3.204cm">
          <text:p/>
        </draw:line>
        <draw:g>
          <draw:g>
            <draw:glue-point draw:id="4" svg:x="-4.746cm" svg:y="5.123cm"/>
            <draw:glue-point draw:id="5" svg:x="4.595cm" svg:y="4.876cm"/>
            <draw:glue-point draw:id="6" svg:x="-4.694cm" svg:y="4.612cm"/>
            <draw:line draw:style-name="gr5" draw:text-style-name="P1" draw:layer="layout" svg:x1="22.324cm" svg:y1="3.317cm" svg:x2="23.086cm" svg:y2="3.317cm">
              <text:p/>
            </draw:line>
            <draw:line draw:style-name="gr5" draw:text-style-name="P1" draw:layer="layout" svg:x1="24.972cm" svg:y1="3.317cm" svg:x2="24.21cm" svg:y2="3.317cm">
              <text:p/>
            </draw:line>
            <draw:line draw:style-name="gr2" draw:text-style-name="P1" draw:layer="layout" svg:x1="23.086cm" svg:y1="3.318cm" svg:x2="24.07cm" svg:y2="2.75cm">
              <text:p/>
            </draw:line>
          </draw:g>
          <draw:frame draw:style-name="gr6" draw:layer="layout" svg:width="1.446cm" svg:height="0.963cm" svg:x="23.132cm" svg:y="3.676cm">
            <draw:text-box>
              <text:p>Label</text:p>
              <text:p>On-Off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0.172cm)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25cm" svg:height="0.607cm" svg:x="8.846cm" svg:y="19.264cm">
            <draw:text-box>
              <text:p>LG</text:p>
            </draw:text-box>
          </draw:frame>
          <draw:frame draw:style-name="gr8" draw:layer="layout" svg:width="2.42cm" svg:height="0.607cm" svg:x="10.3cm" svg:y="19.435cm">
            <draw:text-box>
              <text:p>Loca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1.4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76cm" svg:height="0.607cm" svg:x="8.846cm" svg:y="20.534cm">
            <draw:text-box>
              <text:p>CG</text:p>
            </draw:text-box>
          </draw:frame>
          <draw:frame draw:style-name="gr8" draw:layer="layout" svg:width="3.182cm" svg:height="0.607cm" svg:x="10.3cm" svg:y="20.705cm">
            <draw:text-box>
              <text:p>Crankcase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2.7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42cm" svg:height="0.607cm" svg:x="8.846cm" svg:y="21.804cm">
            <draw:text-box>
              <text:p>FG</text:p>
            </draw:text-box>
          </draw:frame>
          <draw:frame draw:style-name="gr8" draw:layer="layout" svg:width="2.754cm" svg:height="0.607cm" svg:x="10.3cm" svg:y="21.975cm">
            <draw:text-box>
              <text:p>Firewal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3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59cm" svg:height="0.607cm" svg:x="8.846cm" svg:y="23.074cm">
            <draw:text-box>
              <text:p>PG</text:p>
            </draw:text-box>
          </draw:frame>
          <draw:frame draw:style-name="gr8" draw:layer="layout" svg:width="2.471cm" svg:height="0.607cm" svg:x="10.3cm" svg:y="23.245cm">
            <draw:text-box>
              <text:p>Panel Ground</text:p>
            </draw:text-box>
          </draw:frame>
        </draw:g>
        <draw:g>
          <draw:custom-shape draw:style-name="gr7" draw:text-style-name="P1" draw:layer="layout" svg:width="1.27cm" svg:height="0.889cm" draw:transform="rotate (-3.14159265358979) translate (9.943cm 25.2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layer="layout" svg:width="0.959cm" svg:height="0.607cm" svg:x="8.846cm" svg:y="24.344cm">
            <draw:text-box>
              <text:p>BG</text:p>
            </draw:text-box>
          </draw:frame>
          <draw:frame draw:style-name="gr8" draw:layer="layout" svg:width="2.665cm" svg:height="0.607cm" svg:x="10.3cm" svg:y="24.515cm">
            <draw:text-box>
              <text:p>Battery Ground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XYZ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1">07/3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Drawing Title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1T10:56:37.148818095</dc:date>
    <dc:creator>Art Zemon</dc:creator>
    <meta:editing-duration>PT4H47M54S</meta:editing-duration>
    <meta:editing-cycles>63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56"/>
  </office:meta>
</office:document-meta>
</file>